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3.59958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400" table:style-name="ce4">
            <text:p>400</text:p>
          </table:table-cell>
          <table:table-cell office:value-type="float" office:value="400" table:formula="of:=[.B2]" table:style-name="ce1">
            <text:p>4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60" table:formula="of:=[.B4]" table:style-name="ce1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500" table:style-name="ce4">
            <text:p>500</text:p>
          </table:table-cell>
          <table:table-cell office:value-type="float" office:value="500" table:formula="of:=[.B5]" table:style-name="ce1">
            <text:p>5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[.B7]" table:style-name="ce1">
            <text:p>12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.B9]" table:style-name="ce1">
            <text:p>2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.B10]" table:style-name="ce1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50" table:style-name="ce4">
            <text:p>50</text:p>
          </table:table-cell>
          <table:table-cell office:value-type="float" office:value="20" table:formula="of:=[.B11]*0.4" table:style-name="ce1">
            <text:p>2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[.B22]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50" table:formula="of:=[.B23]" table:style-name="ce1">
            <text:p>15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.B25]" table:style-name="ce1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26]" table:style-name="ce1">
            <text:p>1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80" table:formula="of:=[.B33]" table:style-name="ce1">
            <text:p>8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3" table:visibility="filter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[.B36]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of:=[.B37]" table:style-name="ce1">
            <text:p>1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.B38]" table:style-name="ce1">
            <text:p>5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.B40]" table:style-name="ce1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41]" table:style-name="ce1">
            <text:p>1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400" table:style-name="ce4">
            <text:p>400</text:p>
          </table:table-cell>
          <table:table-cell office:value-type="float" office:value="400" table:formula="of:=[.B43]" table:style-name="ce1">
            <text:p>4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600" table:style-name="ce4">
            <text:p>600</text:p>
          </table:table-cell>
          <table:table-cell office:value-type="float" office:value="600" table:formula="of:=[.B44]" table:style-name="ce1">
            <text:p>6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45]" table:style-name="ce1">
            <text:p>1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63 <text:s/>Шпикачки Стародворские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of:=[.B47]" table:style-name="ce1">
            <text:p>1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48]" table:style-name="ce1">
            <text:p>1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15" table:style-name="ce4">
            <text:p>15</text:p>
          </table:table-cell>
          <table:table-cell office:value-type="float" office:value="15" table:formula="of:=[.B50]" table:style-name="ce1">
            <text:p>1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table:style-name="ce4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3195" table:formula="of:=SUM([.B2:.B52])" table:style-name="ce1">
            <text:p>3195</text:p>
          </table:table-cell>
          <table:table-cell table:number-columns-repeated="16382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2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11-07T07:11:24Z</dc:date>
    <meta:editing-cycles>54</meta:editing-cycles>
    <meta:editing-duration>PT59602S</meta:editing-duration>
  </office:meta>
</office:document-meta>
</file>